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9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2"/>
          <table:table-cell table:style-name="ce19" table:number-columns-repeated="4"/>
          <table:table-cell table:number-columns-repeated="58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19" table:number-columns-repeated="2"/>
          <table:table-cell table:number-columns-repeated="60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19" table:number-columns-repeated="2"/>
          <table:table-cell table:number-columns-repeated="60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19" table:number-columns-repeated="2"/>
          <table:table-cell table:number-columns-repeated="60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4:17:16.246867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0-25T17:51:22.424030581</dc:date>
    <meta:editing-duration>PT9H29M40S</meta:editing-duration>
    <meta:editing-cycles>12</meta:editing-cycles>
    <meta:generator>LibreOffice/7.1.6.2$Linux_X86_64 LibreOffice_project/10$Build-2</meta:generator>
    <meta:document-statistic meta:table-count="1" meta:cell-count="25" meta:object-count="0"/>
  </office:meta>
</office:document-meta>
</file>